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Verdana" fo:font-size="14pt" style:font-size-asian="12.25pt" style:font-size-complex="14pt"/>
    </style:style>
    <style:style style:name="P2" style:family="paragraph" style:parent-style-name="Preformatted_20_Text">
      <style:text-properties style:font-name="Verdana" fo:font-size="10pt" style:font-size-asian="8.75pt" style:font-size-complex="10pt"/>
    </style:style>
    <style:style style:name="P3" style:family="paragraph" style:parent-style-name="Preformatted_20_Text">
      <style:paragraph-properties fo:text-align="end" style:justify-single-word="false"/>
      <style:text-properties style:font-name="Verdana" fo:font-size="10pt" style:font-size-asian="8.75pt" style:font-size-complex="10pt"/>
    </style:style>
    <style:style style:name="P4" style:family="paragraph" style:parent-style-name="Preformatted_20_Text">
      <style:text-properties style:font-name="Verdana" fo:font-size="10pt" style:text-underline-style="solid" style:text-underline-width="auto" style:text-underline-color="font-color" fo:font-weight="bold" style:font-size-asian="8.75pt" style:font-weight-asian="bold" style:font-size-complex="10pt" style:font-weight-complex="bold"/>
    </style:style>
    <style:style style:name="P5" style:family="paragraph" style:parent-style-name="Preformatted_20_Text">
      <style:text-properties style:font-name="Verdana" fo:font-size="10pt" style:font-size-asian="8.75pt" style:font-size-complex="10pt"/>
    </style:style>
    <style:style style:name="P6" style:family="paragraph" style:parent-style-name="Preformatted_20_Text">
      <style:text-properties style:font-name="Verdana" fo:font-size="10pt" style:text-underline-style="solid" style:text-underline-width="auto" style:text-underline-color="font-color" fo:font-weight="bold" style:font-size-asian="8.75pt" style:font-weight-asian="bold" style:font-size-complex="10pt" style:font-weight-complex="bold"/>
    </style:style>
    <style:style style:name="P7" style:family="paragraph" style:parent-style-name="Preformatted_20_Text">
      <style:text-properties style:font-name="Verdana" fo:font-size="10pt" style:text-underline-style="none" fo:font-weight="normal" style:font-size-asian="8.75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el Camargo Lominchar</text:p>
      <text:p text:style-name="P3">75797671K</text:p>
      <text:p text:style-name="P3">Ingeniería Técnica Informática de Sistemas</text:p>
      <text:p text:style-name="P3">Grupo 48 – Grupo B</text:p>
      <text:p text:style-name="P1"/>
      <text:p text:style-name="P1">Programación Orientada a Objetos</text:p>
      <text:p text:style-name="P1">Memoria Clase Fecha <text:s/>- Práctica 0 – Ejercicio 1</text:p>
      <text:p text:style-name="P1"/>
      <text:p text:style-name="P2">Acerca del constructor Predeterminado y la conversión de entero, dos enteros y tres enteros que corresponden a los cuatro primeros apartados de la práctica, se diseña un Constructor para realizar todas estas funciones.</text:p>
      <text:p text:style-name="P2"/>
      <text:p text:style-name="P2">La idea se basa en definirlo con valores por defecto a 0, y así adicionalmente poder cumplir la premisa impuesta, de tratar los valores 0 como valores vacíos.</text:p>
      <text:p text:style-name="P2"/>
      <text:p text:style-name="P2">Ya dentro de la implementación del constructor, se hacen llamadas a las funciones de control de tiempo como time (hora local), y localtime (transformación a la estructura de tipo tm con atributos varios para poder extraer día, mes, año, entre otros).</text:p>
      <text:p text:style-name="P2"/>
      <text:p text:style-name="P2">Según si se dio o no valor por defecto (0), seleccionamos el valor dado o en su defecto, el valor ofrecido por las funciones de tiempo de sistema anteriormente mencionadas.</text:p>
      <text:p text:style-name="P2"/>
      <text:p text:style-name="P2">Finalmente se realizan las comprobaciones pertinentes para observar si la fecha es correcta, y se termina de construir una instancia de la Clase fecha con todo esto, o si no lo es, se devuelve una excepción de clase Invalida, que mas tarde se podrá tratar.</text:p>
      <text:p text:style-name="P2"/>
      <text:p text:style-name="P2">La clase Invalida se diseña como subclase de la propia clase Fecha. En esta creamos un Constructor para inicializar el valor que aportamos al llamar a esta clase en las excepciones y un método observador “por_que” para poder extraer este atributo de clase.</text:p>
      <text:p text:style-name="P2"/>
      <text:p text:style-name="P2">Sobre la conversión de cadena de caracteres de bajo nivel a Fecha, se realiza un método con diversas comprobaciones para poder averiguar si la cadena sigue el formato exacto especifico, o tiene caracteres inútiles o “ilegales” cara a la construcción de la instancia de la clase. </text:p>
      <text:p text:style-name="P2"/>
      <text:p text:style-name="P2">Acerca del constructor de copia y la sobrecarga del operador de asignación, realmente al ser una clase tan sencilla, con atributos claros (tres atributos de clase entero), el compilador podrá ofrecernos una versión aceptable en la mayoría de los casos, así dejo el ofrecido por defecto.</text:p>
      <text:p text:style-name="P2"/>
      <text:p text:style-name="P2">Por otro lado, los métodos observadores y modificaciones de la clase Fecha, son simples, devolviendo el atributo sin mas.</text:p>
      <text:p text:style-name="P2"/>
      <text:p text:style-name="P2">La mayoría de los operadores, en los casos unarios, es la mejor opción por excelencia. Aparte en el caso de la mayoría de los unarios de suma/resta con asignación, post/pre incremento, utilizamos la operación de sobrecarga de la suma y la resta también definida implícitamente.</text:p>
      <text:p text:style-name="P2"/>
      <text:p text:style-name="P2">Para los binarios que requieren conmutabilidad con diferentes tipos, defino el operador que recibe el parámetro implícitamente a través del puntero *this dentro de la clase, y en el lado opuesto, recibiendo primero el valor que no es de la clase, lo defino fuera de la clase.</text:p>
      <text:p text:style-name="P2"/>
      <text:p text:style-name="P2">En el caso de los operadores de evaluación, exactamente lo mismo, los defino fuera de la clase para ofrecer la simetría. Adicionalmente considerar que para todos los valores de evaluación como los operadores comparativos, y de suma y resta, se pasa un parámetro por referencia constante para que no pueda ser modificado dentro de la clase, en el caso de la suma y resta se devuelve un objeto por copia</text:p>
      <text:p text:style-name="P2"/>
      <text:p text:style-name="P2">En el pre incremento y decremento, y en la suma y resta con asignación, para poder ofrecer la propiedad asociativa, devolvemos el propio puntero *this por referencia.</text:p>
      <text:p text:style-name="P4"/>
      <text:p text:style-name="P2"><text:soft-page-break/>Finalmente, acerca de la conversión de Fecha a cadena de bajo nivel, simplemente se utilizan operaciones manejadoras de cadenas de caracteres para mostrar todos los atributos de la clase a voluntad del ejercicio como puede verse en la implementación</text:p>
      <text:p text:style-name="P2"/>
      <text:p text:style-name="P2">Se incluye a continuación el código de la definición e implementación completo</text:p>
      <text:p text:style-name="P2"/>
      <text:p text:style-name="P4">FECHA.H</text:p>
      <text:p text:style-name="P4"/>
      <text:p text:style-name="P7">#ifndef FECHA_H_</text:p>
      <text:p text:style-name="P7">#define FECHA_H_</text:p>
      <text:p text:style-name="P7"/>
      <text:p text:style-name="P7">#define annomin 1600</text:p>
      <text:p text:style-name="P7">#define annomax 2200</text:p>
      <text:p text:style-name="P7"/>
      <text:p text:style-name="P7">class Fecha</text:p>
      <text:p text:style-name="P7">{</text:p>
      <text:p text:style-name="P7"><text:tab/>public:</text:p>
      <text:p text:style-name="P7"><text:tab/><text:tab/></text:p>
      <text:p text:style-name="P7"><text:tab/><text:tab/>class Invalida</text:p>
      <text:p text:style-name="P7"><text:tab/><text:tab/>{</text:p>
      <text:p text:style-name="P7"><text:tab/><text:tab/><text:tab/>public:</text:p>
      <text:p text:style-name="P7"><text:tab/><text:tab/><text:tab/><text:tab/>Invalida(const char *porque): porque_(porque) {};</text:p>
      <text:p text:style-name="P7"><text:tab/><text:tab/><text:tab/><text:tab/>const char* por_que() { return porque_; }</text:p>
      <text:p text:style-name="P7"><text:tab/><text:tab/><text:tab/>private:</text:p>
      <text:p text:style-name="P7"><text:tab/><text:tab/><text:tab/><text:tab/>const char *porque_;</text:p>
      <text:p text:style-name="P7"><text:tab/><text:tab/>};</text:p>
      <text:p text:style-name="P7"><text:tab/><text:tab/><text:tab/></text:p>
      <text:p text:style-name="P7"><text:tab/><text:tab/>// Contructor Predeterminado y Constructores de Conversion de 1, 2 y 3 enteros</text:p>
      <text:p text:style-name="P7"><text:tab/><text:tab/>explicit Fecha(int dia=0, int mes=0, int anno=0) throw (Invalida);</text:p>
      <text:p text:style-name="P7"><text:tab/><text:tab/>// Constructor de Conversion de Cadena de Bajo nivel</text:p>
      <text:p text:style-name="P7"><text:tab/><text:tab/>Fecha (const char *fecha) throw (Invalida);</text:p>
      <text:p text:style-name="P7"><text:tab/><text:tab/>// Operador de asignacion y constructor de copia por defecto validos</text:p>
      <text:p text:style-name="P7"><text:tab/><text:tab/></text:p>
      <text:p text:style-name="P7"><text:tab/><text:tab/>// Metodos observadores de dia, mes y año</text:p>
      <text:p text:style-name="P7"><text:tab/><text:tab/>int dia() const { return dia_; }</text:p>
      <text:p text:style-name="P7"><text:tab/><text:tab/>int mes() const { return mes_; }</text:p>
      <text:p text:style-name="P7"><text:tab/><text:tab/>int anno() const { return anno_; }</text:p>
      <text:p text:style-name="P7"><text:tab/><text:tab/></text:p>
      <text:p text:style-name="P7"><text:tab/><text:tab/>// Metodos modificadores de dia, mes y año</text:p>
      <text:p text:style-name="P7"><text:tab/><text:tab/>int&amp; dia() { return dia_; }</text:p>
      <text:p text:style-name="P7"><text:tab/><text:tab/>int&amp; mes() { return mes_; }</text:p>
      <text:p text:style-name="P7"><text:tab/><text:tab/>int&amp; anno() { return anno_; }</text:p>
      <text:p text:style-name="P7"><text:tab/><text:tab/></text:p>
      <text:p text:style-name="P7"><text:tab/><text:tab/>// Metodos de incremento/decremento con asignacion de dias</text:p>
      <text:p text:style-name="P7"><text:tab/><text:tab/>Fecha&amp; operator +=(int num);</text:p>
      <text:p text:style-name="P7"><text:tab/><text:tab/>Fecha&amp; operator -=(int num);</text:p>
      <text:p text:style-name="P7"><text:tab/><text:tab/></text:p>
      <text:p text:style-name="P7"><text:tab/><text:tab/>// Metodos de incremento/decremento unario sufijo</text:p>
      <text:p text:style-name="P7"><text:tab/><text:tab/>Fecha operator ++ (int);</text:p>
      <text:p text:style-name="P7"><text:tab/><text:tab/>Fecha operator -- (int);</text:p>
      <text:p text:style-name="P7"><text:tab/><text:tab/></text:p>
      <text:p text:style-name="P7"><text:tab/><text:tab/>// Metodos de incremento/decremento unario perfijo</text:p>
      <text:p text:style-name="P7"><text:tab/><text:tab/>Fecha&amp; operator ++ ();</text:p>
      <text:p text:style-name="P7"><text:tab/><text:tab/>Fecha&amp; operator -- ();</text:p>
      <text:p text:style-name="P7"><text:tab/><text:tab/></text:p>
      <text:p text:style-name="P7"><text:tab/><text:tab/>// Conversion de Fecha a cadena de bajo nivel</text:p>
      <text:p text:style-name="P7"><text:tab/><text:tab/>operator const char* () const;</text:p>
      <text:p text:style-name="P7"/>
      <text:p text:style-name="P7"><text:tab/><text:tab/></text:p>
      <text:p text:style-name="P7"><text:soft-page-break/><text:tab/><text:tab/>// Metodos de incremento/decremento de dias</text:p>
      <text:p text:style-name="P7"><text:tab/><text:tab/>Fecha operator +(int num) const;</text:p>
      <text:p text:style-name="P7"><text:tab/><text:tab/>Fecha operator -(int num) const;</text:p>
      <text:p text:style-name="P7"><text:tab/><text:tab/></text:p>
      <text:p text:style-name="P7"><text:tab/>private:</text:p>
      <text:p text:style-name="P7"><text:tab/><text:tab/>int dia_,mes_,anno_;</text:p>
      <text:p text:style-name="P7">};</text:p>
      <text:p text:style-name="P7"/>
      <text:p text:style-name="P7"><text:tab/><text:tab/>// Metodos de incremento/decremento de dias</text:p>
      <text:p text:style-name="P7"><text:tab/><text:tab/>Fecha operator +(int num, const Fecha&amp; f);</text:p>
      <text:p text:style-name="P7"><text:tab/><text:tab/>Fecha operator -(int num, const Fecha&amp; f);</text:p>
      <text:p text:style-name="P7"/>
      <text:p text:style-name="P7"><text:tab/><text:tab/>// Metodos de comparacion</text:p>
      <text:p text:style-name="P7"><text:tab/><text:tab/>// Recordar que estan los parametros cambiados por comodidad al editar las formulas de la implementacion</text:p>
      <text:p text:style-name="P7"><text:tab/><text:tab/>bool operator ==(const Fecha&amp; f, const Fecha&amp; g);</text:p>
      <text:p text:style-name="P7"><text:tab/><text:tab/>bool operator !=(const Fecha&amp; f, const Fecha&amp; g);</text:p>
      <text:p text:style-name="P7"><text:tab/><text:tab/>bool operator &gt;=(const Fecha&amp; g, const Fecha&amp; f);</text:p>
      <text:p text:style-name="P7"><text:tab/><text:tab/>bool operator &lt;=(const Fecha&amp; g, const Fecha&amp; f);</text:p>
      <text:p text:style-name="P7"><text:tab/><text:tab/>bool operator &gt;(const Fecha&amp; g, const Fecha&amp; f);</text:p>
      <text:p text:style-name="P7"><text:tab/><text:tab/>bool operator &lt;(const Fecha&amp; g, const Fecha&amp; f);</text:p>
      <text:p text:style-name="P7"/>
      <text:p text:style-name="P7"><text:tab/></text:p>
      <text:p text:style-name="P7">#endif</text:p>
      <text:p text:style-name="P4"/>
      <text:p text:style-name="P4"/>
      <text:p text:style-name="P4"/>
      <text:p text:style-name="P4">FECHA.CPP</text:p>
      <text:p text:style-name="P4"/>
      <text:p text:style-name="P7">#include "fecha.h"</text:p>
      <text:p text:style-name="P7">#include &lt;ctime&gt;</text:p>
      <text:p text:style-name="P7">#include &lt;cstdlib&gt;</text:p>
      <text:p text:style-name="P7">#include &lt;cstdio&gt;</text:p>
      <text:p text:style-name="P7">#include &lt;iostream&gt;</text:p>
      <text:p text:style-name="P7">#include &lt;cstring&gt;</text:p>
      <text:p text:style-name="P7"/>
      <text:p text:style-name="P7">static bool bisiesto(int anno);</text:p>
      <text:p text:style-name="P7">static int diasmes(int mes);</text:p>
      <text:p text:style-name="P7">static bool fechainvalida(int dia, int mes, int anno);</text:p>
      <text:p text:style-name="P7"/>
      <text:p text:style-name="P7">static int diasmes(int mes)</text:p>
      <text:p text:style-name="P7">{</text:p>
      <text:p text:style-name="P7"><text:tab/>int numdias[13] = {0,31,28,31,30,31,30,31,31,30,31,30,31};</text:p>
      <text:p text:style-name="P7"><text:tab/></text:p>
      <text:p text:style-name="P7"><text:tab/>return numdias[mes];</text:p>
      <text:p text:style-name="P7">}</text:p>
      <text:p text:style-name="P7"/>
      <text:p text:style-name="P7">static bool bisiesto(int anno)</text:p>
      <text:p text:style-name="P7">{</text:p>
      <text:p text:style-name="P7"><text:tab/>return (anno % 4 == 0 and (anno % 400 == 0 or anno % 100 != 0));</text:p>
      <text:p text:style-name="P7">}</text:p>
      <text:p text:style-name="P7"/>
      <text:p text:style-name="P7">static bool fechainvalida(int dia, int mes, int anno)</text:p>
      <text:p text:style-name="P7">{</text:p>
      <text:p text:style-name="P7"><text:tab/>return ((dia &lt; 1) || ((mes == 2) &amp;&amp; (dia &gt; 29) &amp;&amp; bisiesto(anno)) || (dia &gt; diasmes(mes)) || ( mes &lt; 1 || mes &gt; 12) || (anno &lt; annomin || anno &gt; annomax));</text:p>
      <text:p text:style-name="P7">}</text:p>
      <text:p text:style-name="P7"><text:tab/><text:tab/></text:p>
      <text:p text:style-name="P7"/>
      <text:p text:style-name="P7"><text:soft-page-break/>Fecha::Fecha (int dia, int mes, int anno) throw (Fecha::Invalida)</text:p>
      <text:p text:style-name="P7">{</text:p>
      <text:p text:style-name="P7"><text:tab/>int d,m,a;</text:p>
      <text:p text:style-name="P7"><text:tab/>time_t tc;</text:p>
      <text:p text:style-name="P7"><text:tab/>time(&amp;tc);<text:tab/></text:p>
      <text:p text:style-name="P7"><text:tab/></text:p>
      <text:p text:style-name="P7"><text:tab/>struct tm* td;</text:p>
      <text:p text:style-name="P7"><text:tab/>td = localtime(&amp;tc);</text:p>
      <text:p text:style-name="P7"><text:tab/></text:p>
      <text:p text:style-name="P7"><text:tab/>(dia == 0)?d = td-&gt;tm_mday:d = dia;</text:p>
      <text:p text:style-name="P7"><text:tab/></text:p>
      <text:p text:style-name="P7"><text:tab/>(mes == 0)? m = td-&gt;tm_mon+1: m = mes;</text:p>
      <text:p text:style-name="P7"><text:tab/></text:p>
      <text:p text:style-name="P7"><text:tab/>(anno == 0)? a = td-&gt;tm_year+1900: a = anno;</text:p>
      <text:p text:style-name="P7"><text:tab/><text:tab/></text:p>
      <text:p text:style-name="P7"><text:tab/>// comprobacion de fecha correcta</text:p>
      <text:p text:style-name="P7"><text:tab/>if(fechainvalida(d,m,a))</text:p>
      <text:p text:style-name="P7"><text:tab/><text:tab/>throw Invalida("Error Fecha::Fecha");</text:p>
      <text:p text:style-name="P7"><text:tab/>else</text:p>
      <text:p text:style-name="P7"><text:tab/>{</text:p>
      <text:p text:style-name="P7"><text:tab/><text:tab/>dia_ = d;</text:p>
      <text:p text:style-name="P7"><text:tab/><text:tab/>mes_ = m;</text:p>
      <text:p text:style-name="P7"><text:tab/><text:tab/>anno_ = a;</text:p>
      <text:p text:style-name="P7"><text:tab/>}</text:p>
      <text:p text:style-name="P7">}</text:p>
      <text:p text:style-name="P7"/>
      <text:p text:style-name="P7"><text:tab/></text:p>
      <text:p text:style-name="P7">Fecha::Fecha (const char *fecha) throw (Invalida)</text:p>
      <text:p text:style-name="P7">{</text:p>
      <text:p text:style-name="P7"><text:tab/>int d, m, a, res; </text:p>
      <text:p text:style-name="P7"><text:tab/></text:p>
      <text:p text:style-name="P7"><text:tab/>res = sscanf(fecha, "%d/%d/%d", &amp;d, &amp;m, &amp;a);</text:p>
      <text:p text:style-name="P7"><text:tab/></text:p>
      <text:p text:style-name="P7"><text:tab/>if (res != 3)</text:p>
      <text:p text:style-name="P7"><text:tab/><text:tab/>throw Invalida("Error Formato Cadena Bajo Nivel Fecha::Fecha");</text:p>
      <text:p text:style-name="P7"><text:tab/>else</text:p>
      <text:p text:style-name="P7"><text:tab/>{</text:p>
      <text:p text:style-name="P7"><text:tab/><text:tab/>if(fechainvalida(d,m,a))</text:p>
      <text:p text:style-name="P7"><text:tab/><text:tab/><text:tab/>throw Invalida("Error Fecha::Fecha");</text:p>
      <text:p text:style-name="P7"><text:tab/><text:tab/>else</text:p>
      <text:p text:style-name="P7"><text:tab/><text:tab/>{</text:p>
      <text:p text:style-name="P7"><text:tab/><text:tab/><text:tab/>dia_ = d;</text:p>
      <text:p text:style-name="P7"><text:tab/><text:tab/><text:tab/>mes_ = m;</text:p>
      <text:p text:style-name="P7"><text:tab/><text:tab/><text:tab/>anno_ = a;</text:p>
      <text:p text:style-name="P7"><text:tab/><text:tab/>}</text:p>
      <text:p text:style-name="P7"><text:tab/>}</text:p>
      <text:p text:style-name="P7">}</text:p>
      <text:p text:style-name="P7"/>
      <text:p text:style-name="P7">Fecha Fecha::operator +(int num) const</text:p>
      <text:p text:style-name="P7">{</text:p>
      <text:p text:style-name="P7"><text:tab/>time_t tc;</text:p>
      <text:p text:style-name="P7"><text:tab/>time(&amp;tc);</text:p>
      <text:p text:style-name="P7"><text:tab/>struct tm* td = localtime(&amp;tc);</text:p>
      <text:p text:style-name="P7"><text:tab/></text:p>
      <text:p text:style-name="P7"><text:tab/>Fecha h(*this);</text:p>
      <text:p text:style-name="P7"><text:tab/></text:p>
      <text:p text:style-name="P7"><text:tab/>td-&gt;tm_mday = h.dia_;</text:p>
      <text:p text:style-name="P7"><text:tab/>td-&gt;tm_mon = h.mes_ - 1;</text:p>
      <text:p text:style-name="P7"><text:tab/>td-&gt;tm_year = h.anno_ - 1900;</text:p>
      <text:p text:style-name="P7"><text:soft-page-break/><text:tab/></text:p>
      <text:p text:style-name="P7"><text:tab/>td-&gt;tm_mday = td-&gt;tm_mday + num;</text:p>
      <text:p text:style-name="P7"><text:tab/>tc = mktime(td);</text:p>
      <text:p text:style-name="P7"><text:tab/>td = localtime(&amp;tc);</text:p>
      <text:p text:style-name="P7"><text:tab/></text:p>
      <text:p text:style-name="P7"><text:tab/>h.dia_ = td-&gt;tm_mday;</text:p>
      <text:p text:style-name="P7"><text:tab/>h.mes_ = td-&gt;tm_mon + 1;</text:p>
      <text:p text:style-name="P7"><text:tab/>h.anno_ = td-&gt;tm_year + 1900;</text:p>
      <text:p text:style-name="P7"><text:tab/></text:p>
      <text:p text:style-name="P7"><text:tab/>return h;</text:p>
      <text:p text:style-name="P7">}</text:p>
      <text:p text:style-name="P7"/>
      <text:p text:style-name="P7">Fecha Fecha::operator -(int num) const</text:p>
      <text:p text:style-name="P7">{</text:p>
      <text:p text:style-name="P7"><text:tab/>time_t tc;</text:p>
      <text:p text:style-name="P7"><text:tab/>time(&amp;tc);</text:p>
      <text:p text:style-name="P7"><text:tab/>struct tm* td = localtime(&amp;tc);</text:p>
      <text:p text:style-name="P7"><text:tab/></text:p>
      <text:p text:style-name="P7"><text:tab/>Fecha h(*this);</text:p>
      <text:p text:style-name="P7"><text:tab/></text:p>
      <text:p text:style-name="P7"><text:tab/>td-&gt;tm_mday = h.dia_;</text:p>
      <text:p text:style-name="P7"><text:tab/>td-&gt;tm_mon = h.mes_ - 1;</text:p>
      <text:p text:style-name="P7"><text:tab/>td-&gt;tm_year = h.anno_ - 1900;</text:p>
      <text:p text:style-name="P7"><text:tab/></text:p>
      <text:p text:style-name="P7"><text:tab/>td-&gt;tm_mday = td-&gt;tm_mday - num;</text:p>
      <text:p text:style-name="P7"><text:tab/>tc = mktime(td);</text:p>
      <text:p text:style-name="P7"><text:tab/>td = localtime(&amp;tc);</text:p>
      <text:p text:style-name="P7"><text:tab/></text:p>
      <text:p text:style-name="P7"><text:tab/>h.dia_ = td-&gt;tm_mday;</text:p>
      <text:p text:style-name="P7"><text:tab/>h.mes_ = td-&gt;tm_mon + 1;</text:p>
      <text:p text:style-name="P7"><text:tab/>h.anno_ = td-&gt;tm_year + 1900;</text:p>
      <text:p text:style-name="P7"><text:tab/></text:p>
      <text:p text:style-name="P7"><text:tab/>return h;</text:p>
      <text:p text:style-name="P7">}</text:p>
      <text:p text:style-name="P7"/>
      <text:p text:style-name="P7">Fecha operator +(int num, const Fecha&amp; f)</text:p>
      <text:p text:style-name="P7">{</text:p>
      <text:p text:style-name="P7"><text:tab/>Fecha h = f ;</text:p>
      <text:p text:style-name="P7"><text:tab/>h += num;</text:p>
      <text:p text:style-name="P7"><text:tab/>return h;</text:p>
      <text:p text:style-name="P7">}</text:p>
      <text:p text:style-name="P7"/>
      <text:p text:style-name="P7">Fecha operator -(int num, const Fecha&amp; f)</text:p>
      <text:p text:style-name="P7">{</text:p>
      <text:p text:style-name="P7"><text:tab/>Fecha h = f ;</text:p>
      <text:p text:style-name="P7"><text:tab/>h -= num;</text:p>
      <text:p text:style-name="P7"><text:tab/>return h;</text:p>
      <text:p text:style-name="P7">}</text:p>
      <text:p text:style-name="P7"><text:tab/></text:p>
      <text:p text:style-name="P7">Fecha&amp; Fecha::operator += (int num)</text:p>
      <text:p text:style-name="P7">{</text:p>
      <text:p text:style-name="P7"><text:tab/>*this = *this + num;</text:p>
      <text:p text:style-name="P7"><text:tab/>return *this;</text:p>
      <text:p text:style-name="P7">}</text:p>
      <text:p text:style-name="P7"/>
      <text:p text:style-name="P7">Fecha&amp; Fecha::operator -= (int num)</text:p>
      <text:p text:style-name="P7">{</text:p>
      <text:p text:style-name="P7"><text:tab/>*this = *this - num;</text:p>
      <text:p text:style-name="P7"><text:tab/>return *this;</text:p>
      <text:p text:style-name="P7"><text:soft-page-break/>}</text:p>
      <text:p text:style-name="P7"/>
      <text:p text:style-name="P7">//Postincremento</text:p>
      <text:p text:style-name="P7">Fecha Fecha::operator ++(int)</text:p>
      <text:p text:style-name="P7">{</text:p>
      <text:p text:style-name="P7"><text:tab/>Fecha f = *this;</text:p>
      <text:p text:style-name="P7"><text:tab/></text:p>
      <text:p text:style-name="P7"><text:tab/>*this = *this + 1;</text:p>
      <text:p text:style-name="P7"><text:tab/>return f;</text:p>
      <text:p text:style-name="P7"><text:tab/></text:p>
      <text:p text:style-name="P7">}</text:p>
      <text:p text:style-name="P7"/>
      <text:p text:style-name="P7">//Postdecremento</text:p>
      <text:p text:style-name="P7">Fecha Fecha::operator --(int)</text:p>
      <text:p text:style-name="P7">{</text:p>
      <text:p text:style-name="P7"><text:tab/>Fecha f = *this;</text:p>
      <text:p text:style-name="P7"><text:tab/><text:tab/></text:p>
      <text:p text:style-name="P7"><text:tab/>*this = *this - 1;<text:tab/></text:p>
      <text:p text:style-name="P7"><text:tab/>return f;</text:p>
      <text:p text:style-name="P7"><text:tab/></text:p>
      <text:p text:style-name="P7">}</text:p>
      <text:p text:style-name="P7"/>
      <text:p text:style-name="P7">//Predecremento</text:p>
      <text:p text:style-name="P7">Fecha&amp; Fecha::operator --()</text:p>
      <text:p text:style-name="P7">{</text:p>
      <text:p text:style-name="P7"><text:tab/>*this = *this - 1;</text:p>
      <text:p text:style-name="P7"><text:tab/>return *this;</text:p>
      <text:p text:style-name="P7">}</text:p>
      <text:p text:style-name="P7">//Preincremento</text:p>
      <text:p text:style-name="P7">Fecha&amp; Fecha::operator ++()</text:p>
      <text:p text:style-name="P7">{</text:p>
      <text:p text:style-name="P7"><text:tab/>*this = *this + 1;</text:p>
      <text:p text:style-name="P7"><text:tab/>return *this;</text:p>
      <text:p text:style-name="P7">}</text:p>
      <text:p text:style-name="P7"/>
      <text:p text:style-name="P7">Fecha::operator const char* () const</text:p>
      <text:p text:style-name="P7">{</text:p>
      <text:p text:style-name="P7"><text:tab/>time_t tc;</text:p>
      <text:p text:style-name="P7"><text:tab/>time(&amp;tc);</text:p>
      <text:p text:style-name="P7"><text:tab/>struct tm* td = localtime(&amp;tc);</text:p>
      <text:p text:style-name="P7"><text:tab/></text:p>
      <text:p text:style-name="P7"><text:tab/>char* cadenafecha = new char[50];</text:p>
      <text:p text:style-name="P7"><text:tab/></text:p>
      <text:p text:style-name="P7"><text:tab/>const char* meses[13] = {0,"enero","febrero","marzo","abril","mayo","junio","julio","agosto","septiembre","octubre","noviembre","diciembre"};</text:p>
      <text:p text:style-name="P7"><text:tab/></text:p>
      <text:p text:style-name="P7"><text:tab/>const char* diasem[7] = {"domingo","lunes","martes", "miercoles", "jueves", "viernes", "sabado"};</text:p>
      <text:p text:style-name="P7"><text:tab/></text:p>
      <text:p text:style-name="P7"><text:tab/>Fecha f = *this;</text:p>
      <text:p text:style-name="P7"><text:tab/></text:p>
      <text:p text:style-name="P7"><text:tab/>td-&gt;tm_mday = f.dia_;</text:p>
      <text:p text:style-name="P7"><text:tab/>td-&gt;tm_mon = f.dia_;</text:p>
      <text:p text:style-name="P7"><text:tab/>td-&gt;tm_year = f.dia_;</text:p>
      <text:p text:style-name="P7"><text:tab/></text:p>
      <text:p text:style-name="P7"><text:tab/>mktime(td);</text:p>
      <text:p text:style-name="P7"><text:tab/></text:p>
      <text:p text:style-name="P7"><text:tab/>int diasemana = td-&gt;tm_wday; <text:s/></text:p>
      <text:p text:style-name="P7"><text:soft-page-break/><text:tab/></text:p>
      <text:p text:style-name="P7"><text:tab/>sprintf(cadenafecha,"%s %d de %s de %d",diasem[diasemana],dia_,meses[mes_],anno_);</text:p>
      <text:p text:style-name="P7"/>
      <text:p text:style-name="P7"><text:tab/>return cadenafecha; </text:p>
      <text:p text:style-name="P7">}</text:p>
      <text:p text:style-name="P7"><text:tab/></text:p>
      <text:p text:style-name="P7">bool operator ==(const Fecha &amp;f, const Fecha&amp; g) </text:p>
      <text:p text:style-name="P7">{</text:p>
      <text:p text:style-name="P7"><text:tab/>return (f.anno() == g.anno()) &amp;&amp; (f.mes() == g.mes()) &amp;&amp; (f.dia() == g.dia());</text:p>
      <text:p text:style-name="P7">}</text:p>
      <text:p text:style-name="P7"/>
      <text:p text:style-name="P7">bool operator !=(const Fecha&amp; f, const Fecha&amp; g)</text:p>
      <text:p text:style-name="P7">{</text:p>
      <text:p text:style-name="P7"><text:tab/>return (f.anno() != g.anno()) &amp;&amp; (f.mes() != g.mes()) &amp;&amp; (f.dia() != g.dia());</text:p>
      <text:p text:style-name="P7">}</text:p>
      <text:p text:style-name="P7"/>
      <text:p text:style-name="P7">bool operator &gt;=(const Fecha&amp; g, const Fecha&amp; f)</text:p>
      <text:p text:style-name="P7">{</text:p>
      <text:p text:style-name="P7"><text:tab/>return (g.anno() &gt;= f.anno()) || ((f.anno() == g.anno()) &amp;&amp; (g.mes() &gt;= f.mes())) || ((f.anno() == g.anno()) &amp;&amp; (f.mes() == g.mes()) &amp;&amp; (g.dia() &gt;= f.dia()));</text:p>
      <text:p text:style-name="P7">}</text:p>
      <text:p text:style-name="P7"/>
      <text:p text:style-name="P7">bool operator &lt;=(const Fecha&amp; g, const Fecha&amp; f)</text:p>
      <text:p text:style-name="P7">{</text:p>
      <text:p text:style-name="P7"><text:tab/>return (g.anno() <text:s/>&lt;= f.anno()) || ((f.anno() == g.anno()) &amp;&amp; (g.mes() &lt;= f.mes())) || ((f.anno() == g.anno()) &amp;&amp; (f.mes() == g.mes()) &amp;&amp; (g.dia() &lt;= f.dia()));</text:p>
      <text:p text:style-name="P7">}</text:p>
      <text:p text:style-name="P7"/>
      <text:p text:style-name="P7">bool operator &gt;(const Fecha&amp; g, const Fecha&amp; f)</text:p>
      <text:p text:style-name="P7">{</text:p>
      <text:p text:style-name="P7"><text:tab/>return (g.anno() &gt; f.anno()) <text:s/>|| ((f.anno() == g.anno()) &amp;&amp; (g.mes() &gt; f.mes() )) || ((f.anno() == g.anno()) &amp;&amp; (f.mes() == g.mes()) &amp;&amp; (g.dia() &gt; f.dia()));</text:p>
      <text:p text:style-name="P7">}</text:p>
      <text:p text:style-name="P7"/>
      <text:p text:style-name="P7">bool operator &lt;(const Fecha&amp; g, const Fecha&amp; f)</text:p>
      <text:p text:style-name="P7">{</text:p>
      <text:p text:style-name="P7"><text:tab/>return (g.anno() &lt; f.anno()) || ((f.anno() == g.anno()) &amp;&amp; (g.mes() &lt; f.mes())) || ((f.anno() == g.anno()) &amp;&amp; (f.mes() == g.mes()) &amp;&amp; (g.dia() &lt; f.dia()));</text:p>
      <text:p text:style-name="P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3-30T23:49:44</dc:date>
    <dc:creator>Manuel Camargo</dc:creator>
    <meta:generator>OpenOffice.org/3.1$Unix OpenOffice.org_project/310m19$Build-9420</meta:generator>
    <meta:editing-duration>PT00H09M07S</meta:editing-duration>
    <meta:editing-cycles>2</meta:editing-cycles>
    <meta:document-statistic meta:table-count="0" meta:image-count="0" meta:object-count="0" meta:page-count="7" meta:paragraph-count="308" meta:word-count="1615" meta:character-count="10034"/>
  </office:meta>
</office:document-meta>
</file>